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yteUtility.addBytes( byte [ ] array , byte [ ]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ByteUtility.byteArrayToInt( byte value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Utility.byteToHexString( byte value )</text:p>
          </table:table-cell>
          <table:table-cell office:value-type="float" office:value="33">
            <text:p text:style-name="Table_20_Contents">33</text:p>
          </table:table-cell>
          <table:table-cell office:value-type="float" office:value="19">
            <text:p text:style-name="Table_20_Contents">19</text:p>
          </table:table-cell>
          <table:table-cell office:value-type="float" office:value="106">
            <text:p text:style-name="Table_20_Contents">106</text:p>
          </table:table-cell>
        </table:table-row>
        <table:table-row>
          <table:table-cell office:value-type="string">
            <text:p text:style-name="Table_20_Contents">ByteUtility.addBytes( byte [ ] array , long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ByteUtility.byteArrayToDouble( byte high [ ] , byte low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Utility.addBytes( byte [ ] array , shor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yteUtility.addBytes( byte [ ] array , String valu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ByteUtility.byteArrayToLong( byte high [ ] , byte low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3">
            <text:p text:style-name="Table_20_Contents">23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ByteUtility.byteArrayToFloat( byte value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ByteUtility.addBytes( byte [ ] array , byte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ByteUtility.byteArrayToLong( byte value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Utility.byteArrayToDouble( byte value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ByteUtility.byteArrayToShort( byte value [ ] )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ByteUtility.addBytes( byte [ ] array , int valu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5">
            <text:p text:style-name="Table_20_Contents">15</text:p>
          </table:table-cell>
          <table:table-cell office:value-type="float" office:value="19">
            <text:p text:style-name="Table_20_Contents">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